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4ea6b" draw:textarea-horizontal-align="justify" draw:textarea-vertical-align="middle" draw:auto-grow-height="false" fo:min-height="2.004cm" fo:min-width="4.3cm"/>
      <style:paragraph-properties style:writing-mode="lr-tb"/>
    </style:style>
    <style:style style:name="gr2" style:family="graphic" style:parent-style-name="objectwithoutfill">
      <style:graphic-properties svg:stroke-color="#468a1a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1.004cm" fo:min-width="5.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127622"/>
    </style:style>
    <style:style style:name="P2" style:family="paragraph">
      <loext:graphic-properties draw:fill-color="#d4ea6b"/>
      <style:paragraph-properties fo:text-align="center"/>
      <style:text-properties fo:color="#127622"/>
    </style:style>
    <style:style style:name="P3" style:family="paragraph">
      <loext:graphic-properties draw:fill="solid"/>
      <style:paragraph-properties fo:text-align="center"/>
      <style:text-properties fo:color="#127622"/>
    </style:style>
    <style:style style:name="P4" style:family="paragraph">
      <style:paragraph-properties fo:text-align="center"/>
      <style:text-properties fo:color="#127622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/>
      <style:text-properties fo:color="#127622" fo:font-size="30pt" style:font-size-asian="30pt" style:font-size-complex="30pt"/>
    </style:style>
    <style:style style:name="P6" style:family="paragraph">
      <style:paragraph-properties fo:text-align="center"/>
      <style:text-properties fo:color="#127622" fo:font-size="15pt" style:font-size-asian="15pt" style:font-size-complex="15pt"/>
    </style:style>
    <style:style style:name="P7" style:family="paragraph">
      <loext:graphic-properties draw:fill-color="#d4ea6b"/>
      <style:paragraph-properties fo:text-align="center"/>
      <style:text-properties fo:color="#127622" fo:font-size="15pt" style:font-size-asian="15pt" style:font-size-complex="15pt"/>
    </style:style>
    <style:style style:name="P8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2" draw:layer="layout" svg:width="4.8cm" svg:height="2.254cm" svg:x="6cm" svg:y="2.8cm">
          <text:p text:style-name="P1">S/W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2.254cm" svg:x="6cm" svg:y="8.546cm">
          <text:p text:style-name="P1">H/W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06cm" svg:y1="2.816cm" svg:x2="14.194cm" svg:y2="1.583cm">
          <text:p/>
        </draw:line>
        <draw:line draw:style-name="gr2" draw:text-style-name="P3" draw:layer="layout" svg:x1="10.8cm" svg:y1="8.546cm" svg:x2="14.2cm" svg:y2="7.346cm">
          <text:p/>
        </draw:line>
        <draw:line draw:style-name="gr2" draw:text-style-name="P3" draw:layer="layout" svg:x1="10.806cm" svg:y1="5.037cm" svg:x2="14.194cm" svg:y2="6.27cm">
          <text:p/>
        </draw:line>
        <draw:line draw:style-name="gr2" draw:text-style-name="P3" draw:layer="layout" svg:x1="10.8cm" svg:y1="10.8cm" svg:x2="14.188cm" svg:y2="12.033cm">
          <text:p/>
        </draw:line>
        <draw:frame draw:style-name="gr3" draw:text-style-name="P5" draw:layer="layout" svg:width="3.2cm" svg:height="1.784cm" svg:x="6.8cm" svg:y="6cm">
          <draw:text-box>
            <text:p text:style-name="P4"><text:span text:style-name="T1">+</text:span></text:p>
          </draw:text-box>
        </draw:frame>
        <draw:custom-shape draw:style-name="gr4" draw:text-style-name="P7" draw:layer="layout" svg:width="6cm" svg:height="1.254cm" svg:x="14.194cm" svg:y="1.563cm">
          <text:p text:style-name="P6"><text:span text:style-name="T2">응용 소프트웨어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cm" svg:height="1.254cm" svg:x="14.2cm" svg:y="3.2cm">
          <text:p text:style-name="P6"><text:span text:style-name="T2">임베디드 </text:span><text:span text:style-name="T2">O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cm" svg:height="1.254cm" svg:x="14.194cm" svg:y="5cm">
          <text:p text:style-name="P6"><text:span text:style-name="T2">Device Dr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cm" svg:height="1.254cm" svg:x="14.194cm" svg:y="5cm">
          <text:p text:style-name="P6"><text:span text:style-name="T2">Device Dr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cm" svg:height="1.254cm" svg:x="14.2cm" svg:y="7.346cm">
          <text:p text:style-name="P6"><text:span text:style-name="T2">임베디드 프로세서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cm" svg:height="1.254cm" svg:x="14.2cm" svg:y="9.046cm">
          <text:p text:style-name="P6"><text:span text:style-name="T2">기억장치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cm" svg:height="1.254cm" svg:x="14.188cm" svg:y="10.78cm">
          <text:p text:style-name="P6"><text:span text:style-name="T2">주변 기기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5:16:03.820637705</meta:creation-date>
    <dc:date>2021-04-12T15:24:49.512067832</dc:date>
    <meta:editing-duration>PT8M47S</meta:editing-duration>
    <meta:editing-cycles>1</meta:editing-cycles>
    <meta:document-statistic meta:object-count="37"/>
    <meta:generator>LibreOffice/6.4.6.2$Linux_X86_64 LibreOffice_project/40$Build-2</meta:generator>
  </office:meta>
</office:document-meta>
</file>